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f30b7" officeooo:paragraph-rsid="001f30b7"/>
    </style:style>
    <style:style style:name="P2" style:family="paragraph" style:parent-style-name="Standard">
      <style:text-properties officeooo:rsid="001f30b7" officeooo:paragraph-rsid="00297d8c"/>
    </style:style>
    <style:style style:name="P3" style:family="paragraph" style:parent-style-name="Standard">
      <style:text-properties officeooo:rsid="0033d6d5" officeooo:paragraph-rsid="0033d6d5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Object1" text:anchor-type="char" svg:x="-0.818cm" svg:y="-0.81cm" svg:width="15.998cm" svg:height="9.4cm" draw:z-index="0"><draw:object xlink:href="./Object 1" xlink:type="simple" xlink:show="embed" xlink:actuate="onLoad"/><draw:image xlink:href="./ObjectReplacements/Object 1" xlink:type="simple" xlink:show="embed" xlink:actuate="onLoad"/></draw:frame>MMMM</text:p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SungtiL GB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158466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158466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los </meta:initial-creator>
    <meta:creation-date>2015-10-21T11:21:15.937019718</meta:creation-date>
    <dc:date>2024-01-31T21:14:26.007162048</dc:date>
    <meta:editing-duration>PT31M57S</meta:editing-duration>
    <meta:editing-cycles>14</meta:editing-cycles>
    <meta:generator>LibreOffice/7.5.9.2$Linux_X86_64 LibreOffice_project/50$Build-2</meta:generator>
    <meta:document-statistic meta:table-count="0" meta:image-count="0" meta:object-count="1" meta:page-count="1" meta:paragraph-count="1" meta:word-count="1" meta:character-count="4" meta:non-whitespace-character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ffffff"/>
      <style:text-properties fo:font-size="4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399cm" xlink:href="." xlink:type="simple" chart:class="chart:bar" chart:style-name="ch1">
        <chart:legend chart:legend-position="end" svg:x="0cm" svg:y="0cm" style:legend-expansion="high" chart:style-name="ch2"/>
        <chart:plot-area chart:style-name="ch3" chart:data-source-has-labels="both" svg:x="0.319cm" svg:y="0.187cm" svg:width="15.15cm" svg:height="9.025cm">
          <chart:coordinate-region svg:x="2.105cm" svg:y="0.968cm" svg:width="13.364cm" svg:height="7.463cm"/>
          <chart:axis chart:dimension="x" chart:name="primary-x" chart:style-name="ch4" chartooo:axis-type="auto">
            <chartooo:date-scale/>
            <chart:categories table:cell-range-address="local-table.$A$2:.$A$1"/>
          </chart:axis>
          <chart:axis chart:dimension="y" chart:name="primary-y" chart:style-name="ch5"/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